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0</text:p>
          </table:table-cell>
          <table:table-cell office:value-type="string" calcext:value-type="string">
            <text:p>1,1</text:p>
          </table:table-cell>
          <table:table-cell office:value-type="string" calcext:value-type="string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,2:2,3</text:p>
          </table:table-cell>
          <table:table-cell office:value-type="string" calcext:value-type="string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,3:4,4:3,5</text:p>
          </table:table-cell>
          <table:table-cell office:value-type="string" calcext:value-type="string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7,4:6:5,5:6:4,7</text:p>
          </table:table-cell>
          <table:table-cell office:value-type="string" calcext:value-type="string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9,5:8,6:7,7:6,8:5,9</text:p>
          </table:table-cell>
          <table:table-cell office:value-type="string" calcext:value-type="string">
            <text:p>14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2T12:20:04.224000000</meta:creation-date>
    <dc:date>2023-03-12T12:45:26.958000000</dc:date>
    <meta:editing-duration>PT5M2S</meta:editing-duration>
    <meta:editing-cycles>1</meta:editing-cycles>
    <meta:document-statistic meta:table-count="1" meta:cell-count="16" meta:object-count="0"/>
    <meta:generator>LibreOffice/7.0.6.2$Windows_X86_64 LibreOffice_project/144abb84a525d8e30c9dbbefa69cbbf2d8d4ae3b</meta:generator>
  </office:meta>
</office:document-meta>
</file>